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SSE</text:p>
          </table:table-cell>
          <table:table-cell table:number-columns-repeated="2"/>
          <table:table-cell office:value-type="string" calcext:value-type="string">
            <text:p>grep "^_mm_" -B 1 /usr/lib/gcc/x86_64-linux-gnu/12/include/xmmintrin.h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refetch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_mm_hint</text:p>
          </table:table-cell>
          <table:table-cell office:value-type="string" calcext:value-type="string">
            <text:p>__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defined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etzero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no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x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32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si2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pi2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x2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1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huff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ma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hi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lo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h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h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l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getcsr</text:p>
          </table:table-cell>
          <table:table-cell office:value-type="string" calcext:value-type="string">
            <text:p>voi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etcsr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_mm_cvtss_f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inser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hi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huffle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_s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ad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fenc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aus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</table:table>
      <table:table table:name="e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grep "^_mm_" -B 1 /usr/lib/gcc/x86_64-linux-gnu/12/include/emmintrin.h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mm_set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defined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etzero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ov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ble</text:p>
          </table:table-cell>
          <table:table-cell office:value-type="string" calcext:value-type="string">
            <text:p>_mm_cvtsd_f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i128_s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ub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u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ul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div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div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qr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qr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in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in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ax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a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ndno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x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un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un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7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3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ovepi64_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ovpi64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ove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defined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etzero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epi32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epi32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i32_pd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32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s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huff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packhi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packlo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E2</text:p>
          </table:table-cell>
          <table:table-cell table:number-columns-repeated="2"/>
          <table:table-cell office:value-type="string" calcext:value-type="string">
            <text:p>__m128d</text:p>
          </table:table-cell>
          <table:table-cell office:value-type="string" calcext:value-type="string">
            <text:p>_mm_loadh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u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_su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not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x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ad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clflush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l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32_si12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x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d_si128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s_si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si128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si128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</table:table>
      <table:table table:name="p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SE3</text:p>
          </table:table-cell>
          <table:table-cell table:number-columns-repeated="2"/>
          <table:table-cell office:value-type="string" calcext:value-type="string">
            <text:p>grep "^_mm_" -B 1 /usr/lib/gcc/x86_64-linux-gnu/12/include/pmmintrin.h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h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h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du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du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h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h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dup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ovedu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ddq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/>
        </table:table-row>
      </table:table>
      <table:table table:name="t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SSE3</text:p>
          </table:table-cell>
          <table:table-cell table:number-columns-repeated="2"/>
          <table:table-cell office:value-type="string" calcext:value-type="string">
            <text:p>grep "^_mm_" -B 1 /usr/lib/gcc/x86_64-linux-gnu/12/include/tmmintrin.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add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add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hs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hsu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dd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ddu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r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hr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huffle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huffle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ign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ign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alignr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lignr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b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bs_pi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</table:table>
      <table:table table:name="s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SSE4</text:p>
          </table:table-cell>
          <table:table-cell table:number-columns-repeated="2"/>
          <table:table-cell office:value-type="string" calcext:value-type="string">
            <text:p>grep "^_mm_" -B 1 /usr/lib/gcc/x86_64-linux-gnu/12/include/smmintrin.h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z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c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testnzc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rou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roun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rou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roun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V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len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lendv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le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blendv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ble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blendv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d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d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lo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inse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S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extrac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po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i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16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32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16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vtepu8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u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psadbw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tream_loa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istr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mpestrm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i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c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o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istrz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c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o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mpestrz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LY</text:p>
          </table:table-cell>
          <table:table-cell office:value-type="string" calcext:value-type="string">
            <text:p>const_int</text:p>
          </table:table-cell>
          <table:table-cell office:value-type="string" calcext:value-type="string">
            <text:p>__M</text:p>
          </table:table-cell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Y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8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16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crc32_u32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mm_crc32_u64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C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V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emmintri.D3:emmintri.M23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pmmintri.D3:pmmintri.M237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tmmintri.D3:tmmintri.M237" table:contains-header="false">
          <table:sort>
            <table:sort-by table:field-number="2" table:data-type="automatic"/>
          </table:sort>
        </table:database-range>
        <table:database-range table:name="__Anonymous_Sheet_DB__4" table:target-range-address="smmintri.D3:smmintri.M23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7:09:15.016208030</meta:creation-date>
    <dc:date>2022-12-20T22:33:05.256139714</dc:date>
    <meta:editing-duration>PT10H57M40S</meta:editing-duration>
    <meta:editing-cycles>8</meta:editing-cycles>
    <meta:generator>LibreOffice/7.4.2.3$Linux_X86_64 LibreOffice_project/40$Build-3</meta:generator>
    <meta:document-statistic meta:table-count="5" meta:cell-count="3014" meta:object-count="0"/>
  </office:meta>
</office:document-meta>
</file>